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a56" officeooo:paragraph-rsid="001e7a56"/>
    </style:style>
    <style:style style:name="P2" style:family="paragraph" style:parent-style-name="Standard">
      <style:text-properties officeooo:rsid="001f915b" officeooo:paragraph-rsid="001f915b"/>
    </style:style>
    <style:style style:name="P3" style:family="paragraph" style:parent-style-name="Standard">
      <style:text-properties officeooo:rsid="001fce9b" officeooo:paragraph-rsid="001fce9b"/>
    </style:style>
    <style:style style:name="P4" style:family="paragraph" style:parent-style-name="Standard">
      <style:text-properties officeooo:rsid="002073ac" officeooo:paragraph-rsid="002073ac"/>
    </style:style>
    <style:style style:name="P5" style:family="paragraph" style:parent-style-name="Standard">
      <style:text-properties officeooo:rsid="002216cd" officeooo:paragraph-rsid="002216cd"/>
    </style:style>
    <style:style style:name="P6" style:family="paragraph" style:parent-style-name="Standard">
      <style:text-properties officeooo:rsid="002216cd" officeooo:paragraph-rsid="00230cda"/>
    </style:style>
    <style:style style:name="P7" style:family="paragraph" style:parent-style-name="Standard">
      <style:text-properties officeooo:rsid="00230cda" officeooo:paragraph-rsid="00230cda"/>
    </style:style>
    <style:style style:name="P8" style:family="paragraph" style:parent-style-name="Standard">
      <style:text-properties officeooo:rsid="00230cda" officeooo:paragraph-rsid="0026c048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30cda" officeooo:paragraph-rsid="00230cda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fo:font-style="italic" officeooo:rsid="001e7a56" officeooo:paragraph-rsid="0024fc1c" style:font-style-asian="italic" style:font-style-complex="italic"/>
    </style:style>
    <style:style style:name="P11" style:family="paragraph" style:parent-style-name="Standard" style:list-style-name="L1">
      <style:text-properties fo:font-style="italic" officeooo:rsid="001e7a56" officeooo:paragraph-rsid="001e7a56" style:font-style-asian="italic" style:font-style-complex="italic"/>
    </style:style>
    <style:style style:name="P12" style:family="paragraph" style:parent-style-name="Standard" style:list-style-name="L2">
      <style:text-properties officeooo:rsid="002216cd" officeooo:paragraph-rsid="002216cd"/>
    </style:style>
    <style:style style:name="P13" style:family="paragraph" style:parent-style-name="Standard">
      <style:text-properties officeooo:rsid="002216cd" officeooo:paragraph-rsid="002bee32"/>
    </style:style>
    <style:style style:name="P14" style:family="paragraph" style:parent-style-name="Standard">
      <style:text-properties officeooo:rsid="00230cda" officeooo:paragraph-rsid="00230cda"/>
    </style:style>
    <style:style style:name="P15" style:family="paragraph" style:parent-style-name="Standard">
      <style:text-properties officeooo:rsid="00230cda" officeooo:paragraph-rsid="002f5cec"/>
    </style:style>
    <style:style style:name="P16" style:family="paragraph" style:parent-style-name="Standard">
      <style:text-properties officeooo:rsid="0024fc1c" officeooo:paragraph-rsid="0026c048"/>
    </style:style>
    <style:style style:name="T1" style:family="text">
      <style:text-properties officeooo:rsid="001f915b"/>
    </style:style>
    <style:style style:name="T2" style:family="text">
      <style:text-properties officeooo:rsid="001fce9b"/>
    </style:style>
    <style:style style:name="T3" style:family="text">
      <style:text-properties officeooo:rsid="002073ac"/>
    </style:style>
    <style:style style:name="T4" style:family="text">
      <style:text-properties officeooo:rsid="00230cda"/>
    </style:style>
    <style:style style:name="T5" style:family="text">
      <style:text-properties officeooo:rsid="0024fc1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ce9b" style:font-style-asian="italic" style:font-style-complex="italic"/>
    </style:style>
    <style:style style:name="T8" style:family="text">
      <style:text-properties fo:font-style="italic" officeooo:rsid="0024fc1c" style:font-style-asian="italic" style:font-style-complex="italic"/>
    </style:style>
    <style:style style:name="T9" style:family="text">
      <style:text-properties fo:font-style="italic" officeooo:rsid="00230cda" style:font-style-asian="italic" style:font-style-complex="italic"/>
    </style:style>
    <style:style style:name="T10" style:family="text">
      <style:text-properties fo:font-style="italic" officeooo:rsid="002a8381" style:font-style-asian="italic" style:font-style-complex="italic"/>
    </style:style>
    <style:style style:name="T11" style:family="text">
      <style:text-properties fo:font-style="italic" officeooo:rsid="002bb929" style:font-style-asian="italic" style:font-style-complex="italic"/>
    </style:style>
    <style:style style:name="T12" style:family="text">
      <style:text-properties fo:font-style="italic" officeooo:rsid="002bee32" style:font-style-asian="italic" style:font-style-complex="italic"/>
    </style:style>
    <style:style style:name="T13" style:family="text">
      <style:text-properties fo:font-style="italic" officeooo:rsid="002db15a" style:font-style-asian="italic" style:font-style-complex="italic"/>
    </style:style>
    <style:style style:name="T14" style:family="text">
      <style:text-properties fo:font-style="italic" officeooo:rsid="002f5ce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bb929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2a8381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officeooo:rsid="0024fc1c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230cda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2bb929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solid" style:text-underline-width="auto" style:text-underline-color="font-color" fo:font-weight="normal" officeooo:rsid="002f5cec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fo:font-style="italic" style:text-underline-style="none" officeooo:rsid="00230cda" style:font-style-asian="italic" style:font-style-complex="italic"/>
    </style:style>
    <style:style style:name="T27" style:family="text">
      <style:text-properties fo:font-style="italic" style:text-underline-style="none" officeooo:rsid="002f5cec" style:font-style-asian="italic" style:font-style-complex="italic"/>
    </style:style>
    <style:style style:name="T28" style:family="text">
      <style:text-properties fo:font-style="italic" style:text-underline-style="none" officeooo:rsid="002bb929" style:font-style-asian="italic" style:font-style-complex="italic"/>
    </style:style>
    <style:style style:name="T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2a8381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2f5cec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normal" officeooo:rsid="002f5cec" style:font-style-asian="normal" style:font-weight-asian="normal" style:font-style-complex="normal" style:font-weight-complex="normal"/>
    </style:style>
    <style:style style:name="T42" style:family="text">
      <style:text-properties officeooo:rsid="0028ba13"/>
    </style:style>
    <style:style style:name="T43" style:family="text">
      <style:text-properties officeooo:rsid="002a8381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officeooo:rsid="002bb929"/>
    </style:style>
    <style:style style:name="T47" style:family="text">
      <style:text-properties officeooo:rsid="002bee32"/>
    </style:style>
    <style:style style:name="T48" style:family="text">
      <style:text-properties officeooo:rsid="002db15a"/>
    </style:style>
    <style:style style:name="T49" style:family="text">
      <style:text-properties officeooo:rsid="002f5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Квантовый интерфейс мозга</text:p>
      <text:p text:style-name="P1"/>
      <text:p text:style-name="P1"><text:span text:style-name="T31">Субъективный мир</text:span> представлен каждому в индивидуальных чувствах <text:span text:style-name="T38">мерных характеристик</text:span> зрения <text:span text:style-name="T43">(цвет, яркость и тд.)</text:span>, слуха, <text:span text:style-name="T4">о</text:span>сязания, обоняния, вкуса, равновесия, ориентации, и т<text:span text:style-name="T43">п</text:span>.</text:p>
      <text:p text:style-name="P1"/>
      <text:p text:style-name="P1">По природе происхождения этих чувства можно подразделить на</text:p>
      <text:p text:style-name="P1"/>
      <text:list xml:id="list364520645" text:style-name="L1">
        <text:list-item>
          <text:p text:style-name="P10"><text:span text:style-name="T30">пространственные</text:span> (глубины <text:span text:style-name="T5">пространства, </text:span>ориентации, равновесия)</text:p>
        </text:list-item>
        <text:list-item>
          <text:p text:style-name="P11"><text:span text:style-name="T30">вещественные</text:span> (осязания, обоняния, вкуса, <text:span text:style-name="T2">боли</text:span>)</text:p>
        </text:list-item>
        <text:list-item>
          <text:p text:style-name="P11"><text:span text:style-name="T30">временные</text:span> (слуха, <text:span text:style-name="T1">вибрации, тепла</text:span>)</text:p>
        </text:list-item>
        <text:list-item>
          <text:p text:style-name="P11"><text:span text:style-name="T30">энергетические</text:span> (зрения, <text:span text:style-name="T2">поля</text:span>)</text:p>
        </text:list-item>
      </text:list>
      <text:p text:style-name="P1"/>
      <text:p text:style-name="P2"><text:span text:style-name="T30">Наблюдаемый мир</text:span>, который является результатом <text:span text:style-name="T6">синтеза</text:span> информации поступаемой в мозг через рецепторы (органы чувств), представлен каждому в виде <text:span text:style-name="T18">многомерной</text:span><text:span text:style-name="T43"> </text:span><text:span text:style-name="T10">фрактальной</text:span> <text:span text:style-name="T36">квантовой голограммы</text:span><text:span text:style-name="T33"> </text:span><text:span text:style-name="T6">(картины восприятия)</text:span>, сотканой из <text:span text:style-name="T6">пространств</text:span><text:span text:style-name="T7">енных</text:span><text:span text:style-name="T6">, веществ</text:span><text:span text:style-name="T7">енных</text:span><text:span text:style-name="T6">, времен</text:span><text:span text:style-name="T7">ных </text:span><text:span text:style-name="T6">и энерг</text:span><text:span text:style-name="T7">етических</text:span><text:span text:style-name="T2"> </text:span><text:span text:style-name="T7">чувств</text:span>.</text:p>
      <text:p text:style-name="P2"/>
      <text:p text:style-name="P3">Чувства <text:span text:style-name="T8">пространства</text:span><text:span text:style-name="T5">, </text:span><text:span text:style-name="T6">вещества</text:span>, <text:span text:style-name="T6">времени</text:span> и <text:span text:style-name="T6">энергии</text:span> <text:span text:style-name="T3">о</text:span>рганизуются в <text:span text:style-name="T17">сложные формы</text:span> — <text:span text:style-name="T8">схемы</text:span><text:span text:style-name="T5">, </text:span><text:span text:style-name="T6">эмоции</text:span>, <text:span text:style-name="T6">слова</text:span>, <text:span text:style-name="T6">образы</text:span>.</text:p>
      <text:p text:style-name="P3"/>
      <text:p text:style-name="P4">Чем более развит <text:span text:style-name="T36">интеллект</text:span> (и мозг), тем <text:span text:style-name="T43">всё </text:span><text:span text:style-name="T17">более сложные </text:span><text:span text:style-name="T19">формы</text:span><text:span text:style-name="T5"> </text:span>становятся доступны для его <text:span text:style-name="T25">восприятия</text:span> и <text:span text:style-name="T25">действия</text:span> над ними, <text:span text:style-name="T4">а следовательно тем </text:span><text:span text:style-name="T20">всё более сложные формы</text:span><text:span text:style-name="T4"> </text:span><text:span text:style-name="T26">поведения</text:span><text:span text:style-name="T4"> он может </text:span><text:span text:style-name="T9">воплощать в жизнь</text:span>.</text:p>
      <text:p text:style-name="P4"/>
      <text:p text:style-name="P5"><text:span text:style-name="T40">Квантовая голограмма </text:span>представляет собой <text:span text:style-name="T25">супперпозицию</text:span> <text:span text:style-name="T42">(сумму)</text:span> от двух потоков данных проходящих в мозгу:</text:p>
      <text:p text:style-name="P5"/>
      <text:list xml:id="list3263219974" text:style-name="L2">
        <text:list-item>
          <text:p text:style-name="P12">поток<text:span text:style-name="T42">а</text:span> <text:span text:style-name="T17">чувственных</text:span> данных от органов чувств (<text:span text:style-name="T37">голограмма чувств</text:span>)</text:p>
        </text:list-item>
        <text:list-item>
          <text:p text:style-name="P12">поток<text:span text:style-name="T42">а</text:span> <text:span text:style-name="T17">мыслительных</text:span> данных от органов мышления (<text:span text:style-name="T37">голограмма мыслей</text:span>)</text:p>
        </text:list-item>
      </text:list>
      <text:p text:style-name="P5"/>
      <text:p text:style-name="P6"><text:span text:style-name="T6">В состоянии</text:span> <text:span text:style-name="T6">бодрствования</text:span> человек по преимуществу наблюдает <text:span text:style-name="T30">голограмму чувств</text:span>. </text:p>
      <text:p text:style-name="P6"/>
      <text:p text:style-name="P6"><text:span text:style-name="T31">Голограмма мыслей</text:span>, отвечающая за контроль мыслительного процесса <text:span text:style-name="T6">в состоянии</text:span> <text:span text:style-name="T6">бодрствования</text:span> практически <text:span text:style-name="T6">не выражена</text:span> (находится в фоне). </text:p>
      <text:p text:style-name="P6"/>
      <text:p text:style-name="P6">При возникновении необходимости в мышлении (для снижения неопределённости <text:span text:style-name="T46">в информации мозга</text:span>) <text:span text:style-name="T37">голограмма мыслей</text:span> <text:span text:style-name="T12">выходит на передний план</text:span><text:span text:style-name="T47"> (перемещается в фокус)</text:span>. </text:p>
      <text:p text:style-name="P5"/>
      <text:p text:style-name="P13"><text:span text:style-name="T6">При переходе от бодрствовающего состояния ко сну</text:span>, <text:span text:style-name="T30">голограмма чувств</text:span> <text:span text:style-name="T6">иллиминируется</text:span> (разрушается), так как блокируется поток данных от органов чувств <text:span text:style-name="T47">к головному мозгу</text:span>. </text:p>
      <text:p text:style-name="P13">В данном состоянии человек может непосредственно <text:span text:style-name="T6">наблюдать</text:span> своё собственное <text:span text:style-name="T6">квантовое поле</text:span> (<text:span text:style-name="T30">субъективное пространство</text:span>). </text:p>
      <text:p text:style-name="P6"/>
      <text:p text:style-name="P7"><text:span text:style-name="T6">В состоянии сновидения </text:span>человек воспринимает <text:span text:style-name="T30">голограмму мыслей</text:span>.</text:p>
      <text:p text:style-name="P5"/>
      <text:p text:style-name="P15"><text:span text:style-name="T22">Голограмма мыслей</text:span> и <text:span text:style-name="T22">голограмма чувств</text:span><text:span text:style-name="T41"> являются</text:span><text:span text:style-name="T47"> </text:span><text:span text:style-name="T12">результат</text:span><text:span text:style-name="T14">ом</text:span><text:span text:style-name="T25"> возбуждения</text:span> </text:p>
      <text:p text:style-name="P15"><text:span text:style-name="T25">квантового поля</text:span> мозга и <text:span text:style-name="T49">представляют собой </text:span><text:span text:style-name="T13">части</text:span><text:span text:style-name="T48"> </text:span><text:span text:style-name="T25">единого процесса</text:span><text:span text:style-name="T44"> </text:span><text:span text:style-name="T21">синтеза</text:span><text:span text:style-name="T30"> </text:span></text:p>
      <text:p text:style-name="P15"><text:span text:style-name="T22">квантовой голограммы</text:span> от <text:span text:style-name="T35">двух </text:span><text:span text:style-name="T17">потоков данных</text:span> <text:span text:style-name="T49">(</text:span>поток<text:span text:style-name="T49">а </text:span><text:span text:style-name="T25">мыслей</text:span> и <text:span text:style-name="T49">потока</text:span> <text:span text:style-name="T25">чувств</text:span><text:span text:style-name="T27">)</text:span> <text:span text:style-name="T46">формируемых мозгом</text:span>. </text:p>
      <text:p text:style-name="P7"/>
      <text:p text:style-name="P8"><text:span text:style-name="T15">Квантов</text:span><text:span text:style-name="T16">ая</text:span><text:span text:style-name="T15"> голограмм</text:span><text:span text:style-name="T16">а</text:span> представля<text:span text:style-name="T46">е</text:span>т собой <text:span text:style-name="T33">квантовый интерфейс</text:span> для управления мозгом. </text:p>
      <text:p text:style-name="P16">Основным элементом управления данным интерфейсом является <text:span text:style-name="T17">произвольное внимание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1T17:23:14.588520007</meta:creation-date>
    <dc:date>2021-05-31T22:51:29.730769076</dc:date>
    <meta:editing-duration>PT13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99" meta:character-count="2408" meta:non-whitespace-character-count="2129"/>
  </office:meta>
</office:document-meta>
</file>